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herit" svg:font-family="inherit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Vazir" svg:font-family="Vazi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style:writing-mode="rl-tb"/>
      <style:text-properties officeooo:rsid="0018f561" officeooo:paragraph-rsid="0018f561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77706" officeooo:paragraph-rsid="00077706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8df7d" officeooo:paragraph-rsid="0008df7d"/>
    </style:style>
    <style:style style:name="P4" style:family="paragraph" style:parent-style-name="Standard">
      <style:paragraph-properties fo:text-align="start" style:justify-single-word="false" style:writing-mode="rl-tb"/>
      <style:text-properties officeooo:rsid="00093e34" officeooo:paragraph-rsid="0008df7d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93e34" officeooo:paragraph-rsid="00093e34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a436d" officeooo:paragraph-rsid="000a436d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b5bb0" officeooo:paragraph-rsid="000b5bb0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0d1b1e" officeooo:paragraph-rsid="000d1b1e"/>
    </style:style>
    <style:style style:name="P9" style:family="paragraph" style:parent-style-name="Standard">
      <style:paragraph-properties fo:text-align="center" style:justify-single-word="false" style:writing-mode="rl-tb"/>
      <style:text-properties officeooo:rsid="0016cbca" officeooo:paragraph-rsid="0016cbca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093e34" officeooo:paragraph-rsid="00093e34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077706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093e34" officeooo:paragraph-rsid="00093e34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1a5ef3" officeooo:paragraph-rsid="001a5ef3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08df7d" officeooo:paragraph-rsid="0008df7d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00d1b1e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1b5606" officeooo:paragraph-rsid="001b5606"/>
    </style:style>
    <style:style style:name="T1" style:family="text">
      <style:text-properties officeooo:rsid="0008df7d"/>
    </style:style>
    <style:style style:name="T2" style:family="text">
      <style:text-properties officeooo:rsid="000d1b1e"/>
    </style:style>
    <style:style style:name="T3" style:family="text">
      <style:text-properties officeooo:rsid="001a5ef3"/>
    </style:style>
    <style:style style:name="T4" style:family="text">
      <style:text-properties officeooo:rsid="00077706"/>
    </style:style>
    <style:style style:name="T5" style:family="text">
      <style:text-properties style:font-name-complex="Vazir" style:language-complex="fa" style:country-complex="IR"/>
    </style:style>
    <style:style style:name="T6" style:family="text">
      <style:text-properties officeooo:rsid="001a5ef3" style:font-name-complex="Vazir" style:language-complex="fa" style:country-complex="IR"/>
    </style:style>
    <style:style style:name="T7" style:family="text">
      <style:text-properties officeooo:rsid="001ba5d7" style:font-name-complex="Vazir" style:language-complex="fa" style:country-complex="IR"/>
    </style:style>
    <style:style style:name="T8" style:family="text">
      <style:text-properties officeooo:rsid="001ba5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به نام خدا</text:p>
      <text:p text:style-name="P9">کوئیز ۱</text:p>
      <text:p text:style-name="P9">مهندسی اینترنت</text:p>
      <text:p text:style-name="P9">پاییز ۱۳۹۹</text:p>
      <text:p text:style-name="P9"/>
      <text:p text:style-name="Horizontal_20_Line"/>
      <text:p text:style-name="P2">سؤال ۱: با در نظر گرفتن URL زیر، قسمت‌های مختلف آن را مطابق با آنچه در درس آمده است توضیح دهید:</text:p>
      <text:p text:style-name="P11"><text:span text:style-name="T4">postgresql://</text:span><text:span text:style-name="T3">parham:secret</text:span><text:span text:style-name="T4">@</text:span><text:span text:style-name="T6">127.0.0.1:5432</text:span><text:span text:style-name="T4">/</text:span><text:span text:style-name="T6">hellodb</text:span><text:span text:style-name="T4">?connect_timeout=10&amp;application_name=</text:span><text:span text:style-name="T6">morpheus</text:span></text:p>
      <text:p text:style-name="P2"/>
      <text:p text:style-name="P2">سؤال ۲: <text:span text:style-name="T1">فرض کنید مرورگر شما می‌خواهد به URL زیر تقاضا ارسال کند:</text:span></text:p>
      <text:p text:style-name="P14"><text:a xlink:type="simple" xlink:href="https://httpbin.org/get?hello=world#H" text:style-name="Internet_20_link" text:visited-style-name="Visited_20_Internet_20_Link">https://httpbin.org/get?hello=world#H</text:a></text:p>
      <text:p text:style-name="P14"/>
      <text:p text:style-name="P3">برای اینکار از تقاضای زیر استفاده می‌کند. مواردی که با &lt;&gt; مشخص شده‌اند را مقداردهی کنید.</text:p>
      <text:p text:style-name="P4"/>
      <text:p text:style-name="P10">GET &lt;path&gt; HTTP/1.1</text:p>
      <text:p text:style-name="P10">Host: &lt;host&gt;</text:p>
      <text:p text:style-name="P10"/>
      <text:p text:style-name="P5">سؤال ۳: دوست شما تقاضای HTTP زیر را برای شما ارسال کرده است. آیا می‌توانید مشخص کنید که URLای که در مرورگر وارد شده است چه مقداری داشته است؟</text:p>
      <text:p text:style-name="P10">GET /hello HTTP/1.1</text:p>
      <text:p text:style-name="P13">Host: www.example.com</text:p>
      <text:p text:style-name="P10">User-Agent: Mozilla/5.0 (Windows NT 6.1; Win64; x64; rv:47.0) Gecko/20100101 Firefox/47.0</text:p>
      <text:p text:style-name="P10"/>
      <text:p text:style-name="P10"/>
      <text:p text:style-name="P6">سؤال ۴: <text:span text:style-name="T8">آیا در Digest Authentication می‌توان با تکرار تقاضای کاربر احراز هویت کرد؟ در مورد Basic Authentication چطور؟</text:span></text:p>
      <text:p text:style-name="P6"/>
      <text:p text:style-name="P7">سؤال ۵: <text:span text:style-name="T3">همانطور که می‌دانید HTTP یک پروتکل Stateless است، برای حفظ وضعیت کاربر به عنوان یک کاربر احراز هویت شده چه راه‌هایی را پیشنهاد می‌دهید؟ (یک راه‌حل کفایت می‌کند.)</text:span></text:p>
      <text:p text:style-name="P8"/>
      <text:p text:style-name="P15"><text:span text:style-name="T2">سؤال ۶: </text:span><text:span text:style-name="T6">در HTTP2 مساله‌ی Pipelining چگونه حل شده است؟</text:span></text:p>
      <text:p text:style-name="P15"><text:span text:style-name="T6"/></text:p>
      <text:p text:style-name="P16"><text:span text:style-name="T6">سؤال</text:span><text:span text:style-name="T5"> ۷:‌ </text:span><text:span text:style-name="T7">آیا سرور می‌تواند مواردی مثل سطح دسترسی را که قرار نیست توسط کاربر تغییر پیدا کنند را در Cookie ذخیره کند؟ چرا؟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herit" svg:font-family="inherit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Vazir" svg:font-family="Vazi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-complex="Vazir" style:font-family-complex="Vazir" style:font-style-name-complex="Regular" style:font-pitch-complex="variable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style:writing-mode="rl-tb"/>
      <style:text-properties officeooo:rsid="0018f561" officeooo:paragraph-rsid="0018f5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۱, ۲, ۳, ..." text:select-page="current">۱</text:page-number><text:s/>از <text:page-number style:num-format="۱, ۲, ۳, ..." text:select-page="current">۱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2T21:22:25.383444348</meta:creation-date>
    <dc:date>2020-10-13T14:15:35.557565211</dc:date>
    <meta:editing-duration>PT2H13M55S</meta:editing-duration>
    <meta:editing-cycles>12</meta:editing-cycles>
    <meta:generator>LibreOffice/7.0.1.2$Linux_X86_64 LibreOffice_project/00$Build-2</meta:generator>
    <meta:document-statistic meta:table-count="0" meta:image-count="0" meta:object-count="0" meta:page-count="1" meta:paragraph-count="20" meta:word-count="196" meta:character-count="1170" meta:non-whitespace-character-count="994"/>
  </office:meta>
</office:document-meta>
</file>